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14330994022390978" text:style-name="L1">
        <text:list-item>
          <text:p text:style-name="P1">Organization<text:tab/><text:tab/>(Ada Menu)</text:p>
          <text:p text:style-name="P1">-)ID</text:p>
          <text:p text:style-name="P1">-)Organization Code</text:p>
          <text:p text:style-name="P1">-)Organization Name</text:p>
          <text:p text:style-name="P1">-) Klinik ID</text:p>
        </text:list-item>
        <text:list-item>
          <text:p text:style-name="P1">Privilege<text:tab/><text:tab/>(Ada Menu)</text:p>
          <text:p text:style-name="P1">-)ID</text:p>
          <text:p text:style-name="P1">-)Privilege_Name</text:p>
          <text:p text:style-name="P1">-)Privilege_Desc</text:p>
          <text:p text:style-name="P1"/>
        </text:list-item>
        <text:list-item>
          <text:p text:style-name="P1">OrganizationPrivilege</text:p>
          <text:p text:style-name="P1">-)OrgID</text:p>
          <text:p text:style-name="P1">-)PrivilegeID</text:p>
          <text:p text:style-name="P1"/>
        </text:list-item>
        <text:list-item>
          <text:p text:style-name="P1">Organization_Role<text:tab/><text:tab/>(Ada Menu)</text:p>
          <text:p text:style-name="P1">-)ID</text:p>
          <text:p text:style-name="P1">-)OrganizationID</text:p>
          <text:p text:style-name="P1">-)RoleName</text:p>
          <text:p text:style-name="P1"/>
        </text:list-item>
        <text:list-item>
          <text:p text:style-name="P1">Role_Privilege</text:p>
          <text:p text:style-name="P1">-)ID</text:p>
          <text:p text:style-name="P1">-)RoleID</text:p>
          <text:p text:style-name="P1">-)PrivilegeID</text:p>
          <text:p text:style-name="P1"/>
        </text:list-item>
        <text:list-item>
          <text:p text:style-name="P1">User<text:tab/><text:tab/><text:tab/><text:tab/>(Ada Menu, termasuk reset password)</text:p>
          <text:p text:style-name="P1">-)OrganizationID</text:p>
          <text:p text:style-name="P1">-)UserName</text:p>
          <text:p text:style-name="P1">-)Password</text:p>
          <text:p text:style-name="P1">-)UserID</text:p>
          <text:p text:style-name="P1">-)ExpiredDate</text:p>
          <text:p text:style-name="P1">-)Status</text:p>
          <text:p text:style-name="P1">-)Email</text:p>
          <text:p text:style-name="P1"/>
        </text:list-item>
        <text:list-item>
          <text:p text:style-name="P1">PasswordHistory</text:p>
          <text:p text:style-name="P1">-)ID</text:p>
          <text:p text:style-name="P1">-)OrgID</text:p>
          <text:p text:style-name="P1">-)UserName</text:p>
          <text:p text:style-name="P1">-)Password</text:p>
          <text:p text:style-name="P1"/>
        </text:list-item>
        <text:list-item>
          <text:p text:style-name="P1">UserRole</text:p>
          <text:p text:style-name="P1">-)ID</text:p>
          <text:p text:style-name="P1">-)UserID</text:p>
          <text:p text:style-name="P1">-)RoleID</text:p>
          <text:p text:style-name="P1"/>
        </text:list-item>
        <text:list-item>
          <text:p text:style-name="P1">CommandLogging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itya Baskoro</meta:initial-creator>
    <meta:creation-date>2019-01-29T08:13:15.97</meta:creation-date>
    <meta:document-statistic meta:table-count="0" meta:image-count="0" meta:object-count="0" meta:page-count="1" meta:paragraph-count="38" meta:word-count="63" meta:character-count="497"/>
    <dc:date>2019-01-29T08:56:57.08</dc:date>
    <dc:creator>Aditya Baskoro</dc:creator>
    <meta:editing-duration>PT13M20S</meta:editing-duration>
    <meta:editing-cycles>1</meta:editing-cycles>
    <meta:generator>OpenOffice/4.1.5$Win32 OpenOffice.org_project/415m1$Build-9789</meta:generator>
  </office:meta>
</office:document-meta>
</file>